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style="urn:oasis:names:tc:opendocument:xmlns:style:1.0" xmlns:draw="urn:oasis:names:tc:opendocument:xmlns:drawing:1.0" xmlns:ooow="http://openoffice.org/2004/writer" xmlns:svg="urn:oasis:names:tc:opendocument:xmlns:svg-compatible:1.0" xmlns:dr3d="urn:oasis:names:tc:opendocument:xmlns:dr3d:1.0" xmlns:chart="urn:oasis:names:tc:opendocument:xmlns:chart:1.0" xmlns:oooc="http://openoffice.org/2004/calc" xmlns:text="urn:oasis:names:tc:opendocument:xmlns:text:1.0" xmlns:ooo="http://openoffice.org/2004/office" xmlns:table="urn:oasis:names:tc:opendocument:xmlns:table:1.0" xmlns:xforms="http://www.w3.org/2002/xforms" xmlns:script="urn:oasis:names:tc:opendocument:xmlns:script:1.0" xmlns:office="urn:oasis:names:tc:opendocument:xmlns:office:1.0" xmlns:form="urn:oasis:names:tc:opendocument:xmlns:form:1.0" xmlns:fo="urn:oasis:names:tc:opendocument:xmlns:xsl-fo-compatible:1.0" xmlns:meta="urn:oasis:names:tc:opendocument:xmlns:meta:1.0" xmlns:dom="http://www.w3.org/2001/xml-events" xmlns:number="urn:oasis:names:tc:opendocument:xmlns:datastyle:1.0" xmlns:math="http://www.w3.org/1998/Math/MathML" xmlns:xlink="http://www.w3.org/1999/xlink" xmlns:xsd="http://www.w3.org/2001/XMLSchema" xmlns:xsi="http://www.w3.org/2001/XMLSchema-instance" xmlns:dc="http://purl.org/dc/elements/1.1/" office:version="1.0">
  <office:scripts/>
  <office:font-face-decls>
    <style:font-face style:name="PodStarSymbol" svg:font-family="StarSymbol"/>
    <style:font-face svg:font-family="Tahoma" style:name="Tahoma1"/>
    <style:font-face svg:font-family="'Lucida Sans Unicode'" style:name="Lucida Sans Unicode" style:font-pitch="variable"/>
    <style:font-face svg:font-family="Tahoma" style:name="Tahoma" style:font-pitch="variable"/>
    <style:font-face svg:font-family="'Times New Roman'" style:font-family-generic="roman" style:name="Times New Roman" style:font-pitch="variable"/>
    <style:font-face svg:font-family="Arial" style:font-family-generic="swiss" style:name="Arial" style:font-pitch="variable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family="table" style:name="Tableau1">
      <style:table-properties table:align="margins" style:width="16.999cm"/>
    </style:style>
    <style:style style:family="table-column" style:name="Tableau1.A">
      <style:table-column-properties style:column-width="5.666cm" style:rel-column-width="21845*"/>
    </style:style>
    <style:style style:family="table-cell" style:name="Tableau1.A1">
      <style:table-cell-properties fo:background-color="#e6e6e6" fo:padding="0.097cm" fo:border-bottom="0.002cm solid #000000" fo:border-top="0.002cm solid #000000" fo:border-right="none" fo:border-left="0.002cm solid #000000">
        <style:background-image/>
      </style:table-cell-properties>
    </style:style>
    <style:style style:family="table-cell" style:name="Tableau1.C1">
      <style:table-cell-properties fo:border="0.002cm solid #000000" fo:background-color="#e6e6e6" fo:padding="0.097cm">
        <style:background-image/>
      </style:table-cell-properties>
    </style:style>
    <style:style style:family="table-cell" style:name="Tableau1.A2">
      <style:table-cell-properties fo:border-top="none" fo:border-right="none" fo:border-left="0.002cm solid #000000" fo:padding="0.097cm" fo:border-bottom="0.002cm solid #000000"/>
    </style:style>
    <style:style style:family="table-cell" style:name="Tableau1.C2">
      <style:table-cell-properties fo:border-top="none" fo:border-right="0.002cm solid #000000" fo:border-left="0.002cm solid #000000" fo:padding="0.097cm" fo:border-bottom="0.002cm solid #000000"/>
    </style:style>
    <style:style style:family="paragraph" style:parent-style-name="Header" style:name="P1">
      <style:paragraph-properties fo:background-color="#e6e6e6">
        <style:tab-stops>
          <style:tab-stop style:type="right" style:position="16.999cm"/>
        </style:tab-stops>
        <style:background-image/>
      </style:paragraph-properties>
    </style:style>
    <style:style style:family="paragraph" style:parent-style-name="Table_20_Heading" style:name="P2">
      <style:text-properties style:font-style-complex="normal" fo:font-style="normal" style:font-style-asian="normal"/>
    </style:style>
  </office:automatic-styles>
  <office:body>
    <office:text>
      <office:forms form:apply-design-mode="false" form:automatic-focus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style-name="Tableau1" table:name="Tableau1">
        <table:table-column table:style-name="Tableau1.A" table:number-columns-repeated="3"/>
        <table:table-header-rows>
          <table:table-row>
            <table:table-cell office:value-type="string" table:style-name="Tableau1.A1">
              <text:p text:style-name="P2">A</text:p>
            </table:table-cell>
            <table:table-cell office:value-type="string" table:style-name="Tableau1.A1">
              <text:p text:style-name="P2">B</text:p>
            </table:table-cell>
            <table:table-cell office:value-type="string" table:style-name="Tableau1.C1">
              <text:p text:style-name="P2">C</text:p>
            </table:table-cell>
          </table:table-row>
        </table:table-header-rows>
        <table:table-row>
          <table:table-cell office:value-type="string" table:style-name="Tableau1.A2">
            <text:p text:style-name="Table_20_Contents">a</text:p>
          </table:table-cell>
          <table:table-cell office:value-type="string" table:style-name="Tableau1.A2">
            <text:p text:style-name="Table_20_Contents">P1</text:p>
          </table:table-cell>
          <table:table-cell office:value-type="string" table:style-name="Tableau1.A2">
            <text:p text:style-name="Table_20_Contents">P2</text:p>
          </table:table-cell>
        </table:table-row>
        <table:table-row>
          <table:table-cell office:value-type="string" table:style-name="Tableau1.A2">
            <text:p text:style-name="Table_20_Contents">P3</text:p>
          </table:table-cell>
          <table:table-cell office:value-type="string" table:style-name="Tableau1.A2">
            <text:p text:style-name="Table_20_Contents">P4</text:p>
          </table:table-cell>
          <table:table-cell office:value-type="string" table:style-name="Tableau1.A2">
            <text:p text:style-name="Table_20_Contents">P5</text:p>
          </table:table-cell>
        </table:table-row>
        <table:table-row>
          <table:table-cell office:value-type="string" table:style-name="Tableau1.A2">
            <text:p text:style-name="Table_20_Contents">P6</text:p>
          </table:table-cell>
          <table:table-cell office:value-type="string" table:style-name="Tableau1.A2">
            <text:p text:style-name="Table_20_Contents">P7</text:p>
          </table:table-cell>
          <table:table-cell office:value-type="string" table:style-name="Tableau1.A2">
            <text:p text:style-name="Table_20_Contents">P8</text:p>
          </table:table-cell>
        </table:table-row>
        <table:table-row>
          <table:table-cell office:value-type="string" table:style-name="Tableau1.A2"/>
          <table:table-cell office:value-type="string" table:style-name="Tableau1.A2"/>
          <table:table-cell office:value-type="string" table:style-name="Tableau1.C2">
            <text:p text:style-name="Table_20_Contents">c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style="urn:oasis:names:tc:opendocument:xmlns:style:1.0" xmlns:draw="urn:oasis:names:tc:opendocument:xmlns:drawing:1.0" xmlns:table="urn:oasis:names:tc:opendocument:xmlns:table:1.0" xmlns:dom="http://www.w3.org/2001/xml-events" xmlns:script="urn:oasis:names:tc:opendocument:xmlns:script:1.0" xmlns:ooow="http://openoffice.org/2004/writer" xmlns:office="urn:oasis:names:tc:opendocument:xmlns:office:1.0" xmlns:svg="urn:oasis:names:tc:opendocument:xmlns:svg-compatible:1.0" xmlns:form="urn:oasis:names:tc:opendocument:xmlns:form:1.0" xmlns:dr3d="urn:oasis:names:tc:opendocument:xmlns:dr3d:1.0" xmlns:chart="urn:oasis:names:tc:opendocument:xmlns:chart:1.0" xmlns:fo="urn:oasis:names:tc:opendocument:xmlns:xsl-fo-compatible:1.0" xmlns:meta="urn:oasis:names:tc:opendocument:xmlns:meta:1.0" xmlns:oooc="http://openoffice.org/2004/calc" xmlns:number="urn:oasis:names:tc:opendocument:xmlns:datastyle:1.0" xmlns:text="urn:oasis:names:tc:opendocument:xmlns:text:1.0" xmlns:xlink="http://www.w3.org/1999/xlink" xmlns:ooo="http://openoffice.org/2004/office" xmlns:math="http://www.w3.org/1998/Math/MathML" xmlns:dc="http://purl.org/dc/elements/1.1/" office:version="1.0">
  <office:font-face-decls>
    <style:font-face style:name="PodStarSymbol" svg:font-family="StarSymbol"/>
    <style:font-face svg:font-family="Tahoma" style:name="Tahoma1"/>
    <style:font-face svg:font-family="'Lucida Sans Unicode'" style:name="Lucida Sans Unicode" style:font-pitch="variable"/>
    <style:font-face svg:font-family="Tahoma" style:name="Tahoma" style:font-pitch="variable"/>
    <style:font-face svg:font-family="'Times New Roman'" style:font-family-generic="roman" style:name="Times New Roman" style:font-pitch="variable"/>
    <style:font-face svg:font-family="Arial" style:font-family-generic="swiss" style:name="Arial" style:font-pitch="variable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vertical="0.283cm" draw:start-line-spacing-vertical="0.283cm" draw:end-line-spacing-horizontal="0.283cm" draw:shadow-offset-x="0.3cm" draw:shadow-offset-y="0.3cm" style:flow-with-text="false" draw:start-line-spacing-horizontal="0.283cm"/>
      <style:paragraph-properties style:font-independent-line-spacing="false" style:writing-mode="lr-tb" style:text-autospace="ideograph-alpha" style:line-break="strict">
        <style:tab-stops/>
      </style:paragraph-properties>
      <style:text-properties style:use-window-font-color="true" style:font-size-complex="12pt" style:language-asian="zxx" style:country-complex="none" style:language-complex="zxx" fo:font-size="12pt" style:country-asian="none" fo:country="BE" fo:language="fr" style:font-size-asian="12pt"/>
    </style:default-style>
    <style:default-style style:family="paragraph">
      <style:paragraph-properties style:punctuation-wrap="hanging" style:tab-stop-distance="1.251cm" style:text-autospace="ideograph-alpha" style:writing-mode="page" fo:hyphenation-ladder-count="no-limit" style:line-break="strict"/>
      <style:text-properties style:use-window-font-color="true" style:font-name-complex="Tahoma" style:country-complex="none" style:font-name="Times New Roman" style:font-name-asian="Lucida Sans Unicode" fo:hyphenation-push-char-count="2" fo:hyphenate="false" fo:language="fr" style:font-size-asian="12pt" fo:hyphenation-remain-char-count="2" style:language-complex="zxx" fo:font-size="12pt" style:font-size-complex="12pt" fo:country="BE" style:language-asian="zxx" style:country-asian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paragraph" style:class="text" style:name="Standard"/>
    <style:style style:display-name="Text body" style:family="paragraph" style:parent-style-name="Standard" style:name="Text_20_body" style:class="text">
      <style:paragraph-properties fo:margin-bottom="0.212cm" fo:margin-top="0cm"/>
    </style:style>
    <style:style style:family="paragraph" style:parent-style-name="Standard" style:name="Heading" style:next-style-name="Text_20_body" style:class="text">
      <style:paragraph-properties fo:margin-bottom="0.212cm" fo:keep-with-next="always" fo:margin-top="0.423cm"/>
      <style:text-properties style:font-name-complex="Tahoma" style:font-name="Arial" style:font-name-asian="Lucida Sans Unicode" fo:font-size="14pt" style:font-size-complex="14pt" style:font-size-asian="14pt"/>
    </style:style>
    <style:style style:family="paragraph" style:parent-style-name="Text_20_body" style:name="List" style:class="list">
      <style:text-properties style:font-name-complex="Tahoma1"/>
    </style:style>
    <style:style style:family="paragraph" style:parent-style-name="Standard" style:name="Header" style:class="extra">
      <style:paragraph-properties text:line-number="0" text:number-lines="false">
        <style:tab-stops>
          <style:tab-stop style:type="center" style:position="8.498cm"/>
          <style:tab-stop style:type="right" style:position="16.999cm"/>
        </style:tab-stops>
      </style:paragraph-properties>
    </style:style>
    <style:style style:family="paragraph" style:parent-style-name="Standard" style:name="Footer" style:class="extra">
      <style:paragraph-properties text:line-number="0" text:number-lines="false">
        <style:tab-stops>
          <style:tab-stop style:type="center" style:position="8.498cm"/>
          <style:tab-stop style:type="right" style:position="16.999cm"/>
        </style:tab-stops>
      </style:paragraph-properties>
    </style:style>
    <style:style style:display-name="Table Contents" style:family="paragraph" style:parent-style-name="Standard" style:name="Table_20_Contents" style:class="extra">
      <style:paragraph-properties text:line-number="0" text:number-lines="false"/>
    </style:style>
    <style:style style:display-name="Table Heading" style:family="paragraph" style:parent-style-name="Table_20_Contents" style:name="Table_20_Heading" style:class="extra">
      <style:paragraph-properties style:justify-single-word="false" text:line-number="0" fo:text-align="center" text:number-lines="false"/>
      <style:text-properties fo:font-style="italic" style:font-style-complex="italic" style:font-weight-asian="bold" fo:font-weight="bold" style:font-style-asian="italic" style:font-weight-complex="bold"/>
    </style:style>
    <style:style style:family="paragraph" style:parent-style-name="Standard" style:name="Caption" style:class="extra">
      <style:paragraph-properties fo:margin-bottom="0.212cm" text:line-number="0" fo:margin-top="0.212cm" text:number-lines="false"/>
      <style:text-properties fo:font-style="italic" style:font-style-asian="italic" fo:font-size="12pt" style:font-style-complex="italic" style:font-size-complex="12pt" style:font-name-complex="Tahoma1" style:font-size-asian="12pt"/>
    </style:style>
    <style:style style:family="paragraph" style:parent-style-name="Standard" style:name="Index" style:class="index">
      <style:paragraph-properties text:line-number="0" text:number-lines="false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text:start-value="0" text:footnotes-position="page" style:num-format="1" text:start-numbering-at="document" text:note-class="footnote"/>
    <text:notes-configuration text:start-value="0" style:num-format="i" text:note-class="endnote"/>
    <text:linenumbering-configuration style:num-format="1" text:number-position="left" text:increment="5" text:offset="0.499cm" text:number-lines="false"/>
  </office:styles>
  <office:automatic-styles>
    <style:style style:family="paragraph" style:parent-style-name="Header" style:name="P1">
      <style:paragraph-properties fo:background-color="#e6e6e6">
        <style:tab-stops>
          <style:tab-stop style:type="right" style:position="16.999cm"/>
        </style:tab-stops>
        <style:background-image/>
      </style:paragraph-properties>
    </style:style>
    <style:page-layout style:name="pm1">
      <style:page-layout-properties fo:page-width="20.999cm" style:num-format="1" style:writing-mode="lr-tb" fo:margin-top="2cm" fo:margin-bottom="2cm" fo:page-height="29.699cm" fo:margin-left="2cm" style:print-orientation="portrait" style:footnote-max-height="0cm" fo:margin-right="2cm">
        <style:footnote-sep style:rel-width="25%" style:width="0.018cm" style:distance-after-sep="0.101cm" style:adjustment="left" style:distance-before-sep="0.101cm" style:color="#000000"/>
      </style:page-layout-properties>
      <style:header-style>
        <style:header-footer-properties fo:margin-bottom="0.499cm" fo:margin-left="0cm" fo:min-height="0cm" fo:margin-right="0cm"/>
      </style:header-style>
      <style:footer-style>
        <style:header-footer-properties fo:margin-left="0cm" fo:min-height="0cm" fo:margin-top="0.499cm" fo:margin-right="0cm"/>
      </style:footer-style>
    </style:page-layout>
  </office:automatic-styles>
  <office:master-styles>
    <style:master-page style:page-layout-name="pm1" style:name="Standard">
      <style:header>
        <text:p text:style-name="P1">We are in header<text:tab/>Hi, person:P3, P3 first name</text:p>
      </style:header>
      <style:footer>
        <text:p text:style-name="Footer">We are in footer. Number of persons is <office:annotation><dc:creator>POD</dc:creator><dc:date>2015-11-03T20:42:10</dc:date><text:p>Error while evaluating expression "leni(persons)". name 'leni' is not defined</text:p><text:p>   File "/mnt/D/Jobs/stefanklug.com/kartenbauer/topomap/python-modules/appypod/appy/pod/elements.py", line 144, in evaluate</text:p><text:p>    res = self._eval(context)</text:p><text:p>   File "/mnt/D/Jobs/stefanklug.com/kartenbauer/topomap/python-modules/appypod/appy/pod/elements.py", line 125, in _eval</text:p><text:p>    res = eval(self.expr, context)</text:p><text:p>   File "&lt;string&gt;", line 1, in &lt;module&gt;</text:p><text:p> &lt;class 'NameError'&gt;: name 'leni' is not defined</text:p></office:annotation>.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6-10-26T09:05:06</meta:creation-date>
    <dc:creator>Gaetan Delannay</dc:creator>
    <dc:date>2008-01-18T11:01:00</dc:date>
    <dc:language>fr-BE</dc:language>
    <meta:editing-cycles>4</meta:editing-cycles>
    <meta:editing-duration>PT9M4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8" meta:word-count="28" meta:character-count="134"/>
  </office:meta>
</office:document-meta>
</file>